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break-before="page"/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font-name="Times New Roman"/>
    </style:style>
    <style:style style:name="P7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9" style:family="paragraph" style:parent-style-name="Standard">
      <style:text-properties fo:color="#000000" style:font-name="Times New Roman" fo:font-size="11.5pt" style:font-name-asian="LiberationSans-Regular" style:font-size-asian="11.5pt" style:font-name-complex="LiberationSans-Regular" style:font-size-complex="11.5pt"/>
    </style:style>
    <style:style style:name="P10" style:family="paragraph" style:parent-style-name="Heading_20_3">
      <style:text-properties style:font-name="Times New Roman"/>
    </style:style>
    <style:style style:name="P11" style:family="paragraph" style:parent-style-name="Heading_20_1">
      <style:text-properties style:font-name="Times New Roman" fo:font-size="18pt" style:font-size-asian="18pt" style:font-size-complex="18pt"/>
    </style:style>
    <style:style style:name="P12" style:family="paragraph" style:parent-style-name="Heading_20_2">
      <style:text-properties style:font-name="Times New Roman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5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0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David Laba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2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B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1">DoB: </text:span><text:span text:style-name="T2">16/03/1987</text:span></text:p>
          </table:table-cell>
        </table:table-row>
      </table:table>
      <text:p text:style-name="P3"/>
      <text:h text:style-name="P12" text:outline-level="2">Employment Experience:</text:h>
      <text:list xml:id="list36250328" text:style-name="L1">
        <text:list-item>
          <text:p text:style-name="P4"><text:span text:style-name="T8">Sept 2009 - Sept 201</text:span>1: Software Engineer at Collabora Ltd.</text:p>
          <text:list>
            <text:list-item>
              <text:p text:style-name="P4">Open Source Software Consultancy</text:p>
            </text:list-item>
            <text:list-item>
              <text:p text:style-name="P4">Clients: Nokia, Intel, Quanta, Canonical, Skype etc.</text:p>
            </text:list-item>
            <text:list-item>
              <text:p text:style-name="P4">Worked in Small, Distributed development teams (worked with people on 5 continents)</text:p>
            </text:list-item>
            <text:list-item>
              <text:p text:style-name="P4">Upheld Rigorous Code Development and Review Processes (based on Open Source Best Practice).</text:p>
            </text:list-item>
            <text:list-item>
              <text:p text:style-name="P4">Initiated and helped to implement stand-up bi-weekly meetings to improve communication among the Cambridge R&amp;D team and help people get un-stuck.</text:p>
            </text:list-item>
            <text:list-item>
              <text:p text:style-name="P4">Assumed a client-facing role in many projects</text:p>
              <text:list>
                <text:list-item>
                  <text:p text:style-name="P4">Helped Quanta engineer (with no previous Linux Sysadmin experience) set up Linux server for deploying our XMPP&lt;-&gt;SIP VoIP gateway.</text:p>
                </text:list-item>
                <text:list-item>
                  <text:p text:style-name="P4">Gathered requirements and wrote proposal for Quanta extension project.</text:p>
                </text:list-item>
              </text:list>
            </text:list-item>
            <text:list-item>
              <text:p text:style-name="P4">Added Skype support to Empathy (Multi-Protocol VoIP client for Canonical)</text:p>
              <text:list>
                <text:list-item>
                  <text:p text:style-name="P4">Designed and Implemented Skype protocol plugin (in C, Core Team of 3-5, distributed development team in 3 continents)</text:p>
                </text:list-item>
                <text:list-item>
                  <text:p text:style-name="P4">Helped Empathy team with architectural changes needed for SkypeKit Certification.</text:p>
                </text:list-item>
                <text:list-item>
                  <text:p text:style-name="P4">Integrated with and tested UI changes ready for SkypeKit Certification.</text:p>
                </text:list-item>
              </text:list>
            </text:list-item>
            <text:list-item>
              <text:p text:style-name="P4">Re-Designed VoIP Architecture to be suitable for Multi-Party Video Conferencing and better extensibility going forward. (R&amp;D)</text:p>
              <text:list>
                <text:list-item>
                  <text:p text:style-name="P4">Cross-referenced multiple SIP and XMPP Specifications to provide a consistent API suitable for multiple protocols (Working closely with the top VoIP experts in Collabora).</text:p>
                </text:list-item>
              </text:list>
            </text:list-item>
            <text:list-item>
              <text:p text:style-name="P4">Developed XMPP to SIP gateway (for Quanta Computers)</text:p>
              <text:list>
                <text:list-item>
                  <text:p text:style-name="P4">Made use of existing Telepathy framework for SIP code.</text:p>
                </text:list-item>
                <text:list-item>
                  <text:p text:style-name="P4">Integration testing with Polycom Phones and Client-developed soft-phone</text:p>
                </text:list-item>
                <text:list-item>
                  <text:p text:style-name="P4">Simulated load testing and scalability estimates.</text:p>
                </text:list-item>
              </text:list>
            </text:list-item>
            <text:list-item>
              <text:p text:style-name="P4">Wrote Telepathy-based Echo Test Service for XMPP (R&amp;D)</text:p>
              <text:list>
                <text:list-item>
                  <text:p text:style-name="P4">Tested the limits of the Telepathy framework’s scalability (over 2000 subscribed users. Limiting factor was ejabberd XMPP server)</text:p>
                </text:list-item>
                <text:list-item>
                  <text:p text:style-name="P4">Provided free Interoperability Testing with real-life XMPP clients (many bugs found and fixed)</text:p>
                </text:list-item>
              </text:list>
            </text:list-item>
          </text:list>
        </text:list-item>
      </text:list>
      <text:p text:style-name="Standard"/>
      <text:list xml:id="list36288236" text:continue-numbering="true" text:style-name="L1">
        <text:list-item>
          <text:p text:style-name="P4">2003-2009: Annor Ltd. Network Cabling</text:p>
          <text:list>
            <text:list-item>
              <text:p text:style-name="P4">Designed customer-facing website and internal email solution.</text:p>
            </text:list-item>
            <text:list-item>
              <text:p text:style-name="P4">Installed and tested networks for data centre/office/stadium environments.</text:p>
            </text:list-item>
          </text:list>
        </text:list-item>
      </text:list>
      <text:p text:style-name="Standard"/>
      <text:list xml:id="list36303029" text:continue-numbering="true" text:style-name="L1">
        <text:list-item>
          <text:p text:style-name="P4">2006: Cortex Controllers (Motor controllers: Military/Enthusiast market)</text:p>
          <text:list>
            <text:list-item>
              <text:p text:style-name="P4">Produced Web-Based motor control software for customer demonstrations.</text:p>
            </text:list-item>
            <text:list-item>
              <text:p text:style-name="P4">Tailored Eclipse Embedded Development Environment for customer use on <text:soft-page-break/>Development boards.</text:p>
            </text:list-item>
            <text:list-item>
              <text:p text:style-name="P4">Designed Modifications for improved EMC Standards Compliance.</text:p>
            </text:list-item>
          </text:list>
        </text:list-item>
      </text:list>
      <text:p text:style-name="P2"/>
      <text:h text:style-name="P12" text:outline-level="2"><text:span text:style-name="T11">Education</text:span>:</text:h>
      <text:list xml:id="list36243122" text:style-name="L2">
        <text:list-item>
          <text:p text:style-name="P6">2005-2009: Peterhouse College, Cambridge University:</text:p>
          <text:list>
            <text:list-item>
              <text:p text:style-name="P5"><text:span text:style-name="T4">4th</text:span><text:span text:style-name="T7"> </text:span><text:span text:style-name="T4">year: MEn</text:span><text:span text:style-name="T5">g (Hons)</text:span></text:p>
            </text:list-item>
            <text:list-item>
              <text:p text:style-name="P8">3rd year BA (Hons) Engineering: 2:2</text:p>
            </text:list-item>
            <text:list-item>
              <text:p text:style-name="P8">1st and 2nd years (General Engineering): 2:1</text:p>
            </text:list-item>
            <text:list-item>
              <text:p text:style-name="P7">2007: Second Year Computing Prize (Decryption):</text:p>
            </text:list-item>
            <text:list-item>
              <text:p text:style-name="P5"><text:span text:style-name="T6">2006: First Year</text:span> Structural Design Prize (Bridge)</text:p>
            </text:list-item>
          </text:list>
        </text:list-item>
        <text:list-item>
          <text:p text:style-name="P5">2003-2005: Bancroft’s School:</text:p>
          <text:list>
            <text:list-item>
              <text:p text:style-name="P5"><text:span text:style-name="T9">Maths: </text:span><text:span text:style-name="T10">A</text:span><text:span text:style-name="T9">, Further Maths: </text:span><text:span text:style-name="T10">A</text:span><text:span text:style-name="T9">, Physics: </text:span><text:span text:style-name="T10">A</text:span><text:span text:style-name="T9">, Electronics: </text:span><text:span text:style-name="T10">A, </text:span><text:span text:style-name="T9">AEA Physics: </text:span><text:span text:style-name="T10">Merit</text:span><text:span text:style-name="T9">.</text:span></text:p>
            </text:list-item>
          </text:list>
        </text:list-item>
        <text:list-item>
          <text:p text:style-name="P6">1995-2003: Highams Park School:</text:p>
          <text:list>
            <text:list-item>
              <text:p text:style-name="P5"><text:span text:style-name="T9">11 GCSEs including 6 at </text:span><text:span text:style-name="T10">A*</text:span></text:p>
            </text:list-item>
          </text:list>
        </text:list-item>
      </text:list>
      <text:p text:style-name="P1"/>
      <text:h text:style-name="P12" text:outline-level="2">Personal Interests:</text:h>
      <text:h text:style-name="P10" text:outline-level="3">2006-present: Contributions to existing Open Source Projects:</text:h>
      <text:p text:style-name="P1">Improved documentation and online help system in python.</text:p>
      <text:p text:style-name="P1">Fixed multiple bugs in pymsn and telepathy-butterfly.</text:p>
      <text:p text:style-name="P1"><text:span text:style-name="T2">Created Skype connection manager for Telepathy (</text:span><text:span text:style-name="T3">Spyke</text:span><text:span text:style-name="T2">).</text:span></text:p>
      <text:p text:style-name="P1">Many bug reports/patches to other Open Source projects.</text:p>
      <text:h text:style-name="P10" text:outline-level="3">2006-present: Programming for Personal use (Linux+bash/python):</text:h>
      <text:p text:style-name="P1"><text:span text:style-name="T2">Wrote </text:span><text:span text:style-name="T3">CupsAndString </text:span><text:span text:style-name="T2">telepathy client in &lt;256 lines of python.</text:span></text:p>
      <text:p text:style-name="P1">Customised NetworkManager for automated setup + secure tunneling.</text:p>
      <text:p text:style-name="P1">Created multiple Amarok scripts (Python/SQL).</text:p>
      <text:h text:style-name="P10" text:outline-level="3">2005-present: Online user support (#KDE, #Python, #Telepathy etc.):</text:h>
      <text:p text:style-name="P1">Helped users solve their problems. Also found/fixed many bugs.</text:p>
      <text:h text:style-name="P10" text:outline-level="3">2003-present: Hardware Modification (Some example projects):</text:h>
      <text:p text:style-name="P1">Fixed miscellaneous broken computer hardware (keyboards, PDAs etc.)</text:p>
      <text:p text:style-name="P1">Created hardware mixer for iPod/PC to use same speakers.</text:p>
      <text:p text:style-name="P1">Enabled remote control of heating system via internet (X10).</text:p>
      <text:h text:style-name="P10" text:outline-level="3">2003-2005: Bancroft’s School Webteam (HTML, Javascript; Dreamweaver):</text:h>
      <text:p text:style-name="P1">Created and updated pages for parents/students on the school website.</text:p>
      <text:h text:style-name="P10" text:outline-level="3">2006-present: Lindy Hop (Swing Dancing):</text:h>
      <text:p text:style-name="P1">Encouraged new students + members of public to start dancing.</text:p>
      <text:p text:style-name="P1">Taught small and large classes (from 1 and 30 students at a time).</text:p>
      <text:p text:style-name="P1">Volunteering co-ordinated using Google Documents and Email.</text:p>
      <text:p text:style-name="P1">Performed at public events like St John’s May Ball and Strawberry Fair.</text:p>
      <text:p text:style-name="P1">DJed at social events. Adapted to people's preferences/moods.</text:p>
      <text:h text:style-name="P10" text:outline-level="3">Travel:</text:h>
      <text:p text:style-name="P1">2009: Herräng Dance Camp, Sweden.</text:p>
      <text:p text:style-name="P1">2008: Edinburgh Lindy Exchange.</text:p>
      <text:p text:style-name="P1">2006; 2007: Akademy KDE Developer’s Conferences: Dublin; Glasgow.</text:p>
      <text:p text:style-name="P1">2005: Albany, New York + Camping in Plattsburgh, New York.</text:p>
      <text:p text:style-name="P1">2004: Colorado + Utah:</text:p>
      <text:p text:style-name="P1">Attended summer program at University of Colorado, Boulder.</text:p>
      <text:p text:style-name="P1">Gained travel grant for part funding. Stayed with friends in Utah.</text:p>
      <text:h text:style-name="Heading_20_2" text:outline-level="2">References:</text:h>
      <text:p text:style-name="P1">Sjoerd Simons (Head of R&amp;D, Collabora)</text:p>
      <text:p text:style-name="P1">Email: <text:a xlink:type="simple" xlink:href="mailto:sjoerd.simons@collabora.com">sjoerd.simons@collabora.com</text:a> </text:p>
      <text:p text:style-name="P1">Digby Symons (Director of Studies, Cambridge)</text:p>
      <text:p text:style-name="P1"><text:soft-page-break/><text:span text:style-name="T1">Phone: </text:span><text:span text:style-name="T2">01223 760502</text:span></text:p>
      <text:p text:style-name="P1"><text:span text:style-name="T1">Email: </text:span><text:a xlink:type="simple" xlink:href="mailto:dds11@cam.ac.uk">dds11@cam.ac.uk</text:a><text:span text:style-name="T3"> </text:span></text:p>
      <text:p text:style-name="P9">David Laban 07/08/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1-25T16:16:33.14</dc:date>
    <meta:editing-duration>P1DT22H15M47S</meta:editing-duration>
    <meta:editing-cycles>4</meta:editing-cycles>
    <meta:generator>LibreOffice/3.4$Win32 LibreOffice_project/340m1$Build-302</meta:generator>
    <dc:title>David Laban CV</dc:title>
    <meta:document-statistic meta:table-count="1" meta:image-count="0" meta:object-count="0" meta:page-count="4" meta:paragraph-count="92" meta:word-count="703" meta:character-count="4914" meta:non-whitespace-character-count="4338"/>
  </office:meta>
</office:document-meta>
</file>